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paragraph-properties fo:text-align="start" style:justify-single-word="false"/>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Compiler and Interpreter Report</text:span> </text:p>
      <text:p text:style-name="Standard"><text:span text:style-name="T2"/></text:p>
      <text:p text:style-name="P1">Section 1</text:p>
      <text:p text:style-name="P1"/>
      <text:p text:style-name="P3">-I developed all three elements in parallel</text:p>
      <text:p text:style-name="P3"/>
      <text:p text:style-name="P3">-Compiler</text:p>
      <text:p text:style-name="P3"><text:tab/>-I firstly broken the code into three address code from the abstract syntax tree </text:p>
      <text:p text:style-name="P3"><text:tab/><text:tab/>-from this I could translate the meaning of the code into a more manageable <text:tab/><text:tab/><text:tab/>representation</text:p>
      <text:p text:style-name="P3"><text:tab/>-This made the compilation to MIPS easier as arithmetic expression where now broken <text:tab/>down atomically</text:p>
      <text:p text:style-name="P3"><text:tab/><text:tab/>-This makes arithmetic expression easier to calculate in MIPS as value can be placed I<text:tab/><text:tab/>in registers</text:p>
      <text:p text:style-name="P3"><text:tab/>-To implement functions I dynamically allocated memory so that the function memory was <text:tab/>not deleted like it would have been if I had naively just allocated more memory on the stack</text:p>
      <text:p text:style-name="P3"><text:tab/></text:p>
      <text:p text:style-name="P3">The interpreter uses the abstract syntax tree created by the provided code by using a tree walk. A function called interpret recursively parses the tree. There are two types of branches answer branches or state alternating branches. Answer branches return a value while state alternating branches only change the state of the program. The interpret keeps track of what branches are answer branches and returns the value of a answer branch. An answer branch is a branch whose leaf is a RETURN statement. </text:p>
      <text:p text:style-name="P3"/>
      <text:p text:style-name="P3">Functions are implemented using lists of variable bindings as an interpret is dynamic therefore <text:s/></text:p>
      <text:p text:style-name="P3">-Interpreter</text:p>
      <text:p text:style-name="P3"><text:tab/>-The interpreter <text:s/>takes the abstract syntax tree and calculates the meaning of the program<text:tab/> with a tree walk</text:p>
      <text:p text:style-name="P3"><text:tab/>-The tree can be thought of as containing two types of branches:</text:p>
      <text:p text:style-name="P3"><text:tab/><text:tab/>-A answer branch which will return the value of an evaluated branch</text:p>
      <text:p text:style-name="P3"><text:tab/><text:tab/>-A state changing branch whose return value is irrelevant and purpose was to change <text:tab/><text:tab/>the state of the program</text:p>
      <text:p text:style-name="P3"><text:tab/><text:tab/>-An answer branch whose leaf is a return statement </text:p>
      <text:p text:style-name="P3"><text:tab/>-Function are implemented with frames</text:p>
      <text:p text:style-name="P3"><text:tab/></text:p>
      <text:p text:style-name="P3"/>
      <text:p text:style-name="P1">Section 2</text:p>
      <text:p text:style-name="P3"><text:tab/></text:p>
      <text:p text:style-name="P1">Interpreter</text:p>
      <text:p text:style-name="P1"><text:span text:style-name="T2"/></text:p>
      <text:p text:style-name="P1">Variable Binding</text:p>
      <text:p text:style-name="P1"/>
      <text:p text:style-name="P3">Variables bindings are store in a list called a frame. This frame is a list of symbols which correspond with a value. This values can be updated or a new symbol and value can be added. </text:p>
      <text:p text:style-name="P1"/>
      <text:p text:style-name="P1">Assignment Statements</text:p>
      <text:p text:style-name="P1"/>
      <text:p text:style-name="P3">When a node of type '=' is reached the interpreter evaluates the right node using the evalExp function. This function evaluates arithmetic expressions. This expression is a recursive function who has two base cases. If the node is a intermediate value then that value is returned. If that node is a variable then the value of that variable in the frame is returned. The recursive case is if the node has a type of an arithmetic expression. The operator is applied to the value of left and right nodes. <text:soft-page-break/>Once this expression has been evaluated then this value is bound to the symbol in the left node of the node of type '='. </text:p>
      <text:p text:style-name="P3"/>
      <text:p text:style-name="P1">If statement</text:p>
      <text:p text:style-name="P1"><text:span text:style-name="T2"/></text:p>
      <text:p text:style-name="P1"><text:span text:style-name="T2">When a node is of type IF then the interpreter will evaluate the condition of that IF statement. The condition is calculated in a function evalCondition using a similar method to the evalExp function except the operators are boolean expressions. If the condition is true then the node to the left is evaluated. If the condition is false and there is an else statement then the node to the right is evaluated. If there is no else statement then this branch terminates. </text:span></text:p>
      <text:p text:style-name="P1"><text:span text:style-name="T2"/></text:p>
      <text:p text:style-name="P1">While statement<text:span text:style-name="T2"> </text:span></text:p>
      <text:p text:style-name="P1"><text:span text:style-name="T2"/></text:p>
      <text:p text:style-name="P1"><text:span text:style-name="T2">When a node is of type WHILE then the interpreter will firstly evaluate the condition. If the condition is true then the node to the left will be evaluated. This code will be continuously evaluated in till the condition evaluates as false. Once the condition has evaluated as false this branch terminates. <text:s/></text:span></text:p>
      <text:p text:style-name="P1"><text:span text:style-name="T2"/></text:p>
      <text:p text:style-name="P3"><text:span text:style-name="T1">Return Statement</text:span> </text:p>
      <text:p text:style-name="P3"/>
      <text:p text:style-name="P3"><text:span text:style-name="T2">When a node with the type RETURN is parsed by the interpreter the interpreter evaluates the value of the return statement by parsing the node to the left of the return statement. The branch is set to an <text:s/>answer branch. This done using a integer pointer. If the integer pointer is set to 1 the branch is an answer branch if no then it's a state alternating branch. This integer pointer is passed to the interpreter at each evaluation as an argument. When the interpreter is evaluating the program at a node with an non-leaf type node it parses both the left and right node. It will then return the value in the node whose answer branch pointer is true if any. If none are answer branches then the interpreter's answer branch pointer at that point is set to false. </text:span></text:p>
      <text:p text:style-name="P1"><text:span text:style-name="T2"/></text:p>
      <text:p text:style-name="P1">Functions</text:p>
      <text:p text:style-name="P1"/>
      <text:p text:style-name="P3">When a function is called the function evalFunction is called. Firstly the parameters are evaluated using the evalExp function. This will produce a set of values that need to be passed to the function. The function pushStack() in the interpreter is called which creates a new frame. The new frame will contain a new set of variables bindings. The new frame has the parameters added to it bound to the name of the parameters in the function definition.</text:p>
      <text:p text:style-name="P3"/>
      <text:p text:style-name="P3">When the program is first interpreted all of the functions that are not the main function are stored on the global frame. These bindings consist of the name of the function as the symbol and a pointer to the node that contains the functions code. When the function is called the function is taken from the global frame and that node in the binding is executed.</text:p>
      <text:p text:style-name="P3"/>
      <text:p text:style-name="P3">When a function is finished the function popStack() is called which causes the program to go back to the frame that the program was using when the function was called. <text:s/></text:p>
      <text:p text:style-name="P3"/>
      <text:p text:style-name="P3"/>
      <text:p text:style-name="P3"><text:span text:style-name="T1">Nested Functions</text:span> </text:p>
      <text:p text:style-name="P3"/>
      <text:p text:style-name="P3">Nested functions are functions that exist inside an parent functions. When the interpreter sees a node labelled as a function while parsing a function it will store that function name, code node on the parent function's frame and a pointer to the parent's function frame. When that nested function is called it's frame is given the parent's function frame as it's context. This makes nested functions <text:soft-page-break/>closures as they are functions with an environment. If a variable is not found in the nested function's frame then the parent's function frame will be searched. </text:p>
      <text:p text:style-name="P3"/>
      <text:p text:style-name="P1">Function pointers</text:p>
      <text:p text:style-name="P1"><text:span text:style-name="T2"/></text:p>
      <text:p text:style-name="P1"><text:span text:style-name="T2">Functions can be past and returned. The functions environment and code is passed or returned. The return of the function interpret is a structure with can contain two types of values an integer or a closure. If a function pointer is being returned then the interpreter will return the closure. The code will then likely call this function pointer. This closure will then be called like any other function. <text:s/>Passing functions is similar not only do arguments evaluated to integers but they can evaluate to closures. The function is then placed on the new frame of the function being called like any other parameter.</text:span></text:p>
      <text:p text:style-name="P1"><text:span text:style-name="T2"/></text:p>
      <text:p text:style-name="P1">Compiler<text:span text:style-name="T2"> </text:span></text:p>
      <text:p text:style-name="P3"/>
      <text:p text:style-name="P2">Three address code</text:p>
      <text:p text:style-name="P2"><text:span text:style-name="T2"/></text:p>
      <text:p text:style-name="P2">Arithmetic calculations</text:p>
      <text:p text:style-name="P2"/>
      <text:p text:style-name="P4">Arithmetic calculation are broken down into two forms: <text:s/>A = B + C or A = B. Temporaries are denote a $tn(where n is a integer) are used to break down large arithmetic expressions. For example: </text:p>
      <text:p text:style-name="P4"/>
      <text:p text:style-name="P4">C--:</text:p>
      <text:p text:style-name="P4">int a = 10 + 2 + 5 + 2;</text:p>
      <text:p text:style-name="P4"/>
      <text:p text:style-name="P4"/>
      <text:p text:style-name="P4"/>
      <text:p text:style-name="P4">Three address code:</text:p>
      <text:p text:style-name="P4">$t2 = 10;</text:p>
      <text:p text:style-name="P4">$t1 = $t2 + 2;</text:p>
      <text:p text:style-name="P4">$t3 = $t1 + 5;</text:p>
      <text:p text:style-name="P4">$t4 = $t3 + 2;</text:p>
      <text:p text:style-name="P4">$t5 = $t4;</text:p>
      <text:p text:style-name="P4">a = $t5;</text:p>
      <text:p text:style-name="P4"/>
      <text:p text:style-name="P4">When the TAC compiler encounters an arithmetic expression in the tree the left and right expression are evaluated. The base case are either a temporary being directly loaded with a variable or a intermediate value. The recursive case are temporaries being added to other variables or intermediate values.</text:p>
      <text:p text:style-name="P4"><text:s text:c="2"/></text:p>
      <text:p text:style-name="P4"/>
      <text:p text:style-name="P3"/>
      <text:p text:style-name="P1">Section 3</text:p>
      <text:p text:style-name="P1"/>
      <text:p text:style-name="P1"/>
      <text:p text:style-name="P1">Section 4</text:p>
      <text:p text:style-name="P1"/>
      <text:p text:style-name="P1"/>
      <text:p text:style-name="P1"/>
      <text:p text:style-name="P1">Section 5</text:p>
      <text:p text:style-name="P1"/>
      <text:p text:style-name="P1"><text:soft-page-break/></text:p>
      <text:p text:style-name="P1"/>
      <text:p text:style-name="P1">Section 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ry Martin</meta:initial-creator>
    <meta:creation-date>2016-12-11T13:41:52.26</meta:creation-date>
    <dc:date>2016-12-11T16:54:25.37</dc:date>
    <dc:creator>Harry Martin</dc:creator>
    <meta:editing-duration>PT2H25M57S</meta:editing-duration>
    <meta:editing-cycles>13</meta:editing-cycles>
    <meta:generator>OpenOffice/4.1.2$Win32 OpenOffice.org_project/412m3$Build-9782</meta:generator>
    <meta:document-statistic meta:table-count="0" meta:image-count="0" meta:object-count="0" meta:page-count="4" meta:paragraph-count="60" meta:word-count="1228" meta:character-count="7062"/>
  </office:meta>
</office:document-meta>
</file>